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604" officeooo:paragraph-rsid="0017960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9604" officeooo:paragraph-rsid="00179604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86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arr[5], position, i, n, value;</text:p>
      <text:p text:style-name="Standard"/>
      <text:p text:style-name="Standard"><text:s text:c="4"/>printf ("enter the no.of elements in an array\n");</text:p>
      <text:p text:style-name="Standard"><text:s text:c="4"/></text:p>
      <text:p text:style-name="Standard"><text:s text:c="4"/>scanf ("%d", &amp;n);</text:p>
      <text:p text:style-name="Standard"/>
      <text:p text:style-name="Standard"><text:s text:c="4"/>printf ("Enter %d element \n", n);</text:p>
      <text:p text:style-name="Standard"/>
      <text:p text:style-name="Standard"><text:s text:c="4"/>for (i=0; i&lt;n; i++)</text:p>
      <text:p text:style-name="Standard"><text:s text:c="4"/></text:p>
      <text:p text:style-name="Standard"><text:s text:c="4"/>scanf ("%d", &amp;arr[i]);</text:p>
      <text:p text:style-name="Standard"/>
      <text:p text:style-name="Standard"><text:s text:c="4"/>printf ("please enter the location where you want to insert an new element\n");</text:p>
      <text:p text:style-name="Standard"/>
      <text:p text:style-name="Standard"><text:s text:c="4"/></text:p>
      <text:p text:style-name="Standard"><text:s text:c="4"/>scanf("%d", &amp;position);</text:p>
      <text:p text:style-name="Standard"/>
      <text:p text:style-name="Standard"><text:s text:c="4"/>printf (" please enter the value\n");</text:p>
      <text:p text:style-name="Standard"><text:s text:c="4"/></text:p>
      <text:p text:style-name="Standard"><text:s text:c="4"/>scanf ("%d", &amp;value);</text:p>
      <text:p text:style-name="Standard"/>
      <text:p text:style-name="Standard"><text:s text:c="4"/>for (i=n-1; i&gt;position-1; i--)</text:p>
      <text:p text:style-name="Standard"><text:s text:c="4"/></text:p>
      <text:p text:style-name="Standard"><text:s text:c="4"/>arr[i+1] = arr[i];</text:p>
      <text:p text:style-name="Standard"/>
      <text:p text:style-name="Standard"><text:s text:c="4"/>arr[position-1]= value;</text:p>
      <text:p text:style-name="Standard"><text:s text:c="4"/></text:p>
      <text:p text:style-name="Standard"><text:s text:c="5"/>printf("Resultant array is\n");</text:p>
      <text:p text:style-name="Standard"><text:s text:c="4"/></text:p>
      <text:p text:style-name="Standard"><text:s text:c="4"/>for (i = 0; i &lt;= n; i++) <text:s text:c="3"/></text:p>
      <text:p text:style-name="Standard"/>
      <text:p text:style-name="Standard"><text:s text:c="8"/>printf("%d\n", arr[<text:span text:style-name="T2">i</text:span>]); <text:s text:c="2"/></text:p>
      <text:p text:style-name="Standard"><text:s text:c="3"/></text:p>
      <text:p text:style-name="Standard"><text:s text:c="4"/>return 0;</text:p>
      <text:p text:style-name="Standard">}</text:p>
      <text:p text:style-name="Standard"/>
      <text:p text:style-name="P1"><text:span text:style-name="T1">Output</text:span> <text:s/><text:span text:style-name="T1">:</text:span></text:p>
      <text:p text:style-name="P2"/>
      <text:p text:style-name="P2"/>
      <text:p text:style-name="P2">enter the no.of elements in an array</text:p>
      <text:p text:style-name="P2">5</text:p>
      <text:p text:style-name="P2">Enter 5 element </text:p>
      <text:p text:style-name="P2">11</text:p>
      <text:p text:style-name="P2">22</text:p>
      <text:p text:style-name="P2">33</text:p>
      <text:p text:style-name="P2">44</text:p>
      <text:p text:style-name="P2">55</text:p>
      <text:p text:style-name="P2">please enter the location where you want to insert an new element</text:p>
      <text:p text:style-name="P2"><text:soft-page-break/>2</text:p>
      <text:p text:style-name="P2">please enter the value</text:p>
      <text:p text:style-name="P2">77</text:p>
      <text:p text:style-name="P2">Resultant array is</text:p>
      <text:p text:style-name="P2">11</text:p>
      <text:p text:style-name="P2">77</text:p>
      <text:p text:style-name="P2">3</text:p>
      <text:p text:style-name="P2">3</text:p>
      <text:p text:style-name="P2">4</text:p>
      <text:p text:style-name="P2">5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00:03.111948839</meta:creation-date>
    <dc:date>2022-09-14T14:02:50.169813032</dc:date>
    <meta:editing-duration>PT2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30" meta:character-count="824" meta:non-whitespace-character-count="623"/>
  </office:meta>
</office:document-meta>
</file>